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top="0.0694in" fo:margin-bottom="0.0694in" fo:line-height="100%" fo:background-color="#F8F9FA"/>
      <style:text-properties style:font-name="Helvetica" style:font-name-asian="Times New Roman" style:font-name-complex="Helvetica" fo:font-weight="bold" style:font-weight-asian="bold" style:font-weight-complex="bold" fo:color="#000000" style:letter-kerning="true" fo:font-size="24pt" style:font-size-asian="24pt" style:font-size-complex="24pt" style:language-asian="it" style:country-asian="IT"/>
    </style:style>
    <style:style style:name="P2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3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4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5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6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7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8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9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0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1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2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3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4" style:parent-style-name="Normale" style:family="paragraph">
      <style:paragraph-properties fo:margin-top="0.0694in" fo:margin-bottom="0.0694in" fo:line-height="100%" fo:background-color="#F8F9FA"/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P15" style:parent-style-name="Normale" style:family="paragraph">
      <style:paragraph-properties fo:margin-top="0.0694in" fo:margin-bottom="0.0694in" fo:line-height="100%" fo:background-color="#F8F9FA"/>
    </style:style>
    <style:style style:name="T16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17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18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19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20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21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22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23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24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25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26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27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28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29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30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31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32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33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34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35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  <style:style style:name="T36" style:parent-style-name="Car.predefinitoparagrafo" style:family="text">
      <style:text-properties style:font-name="Helvetica" style:font-name-asian="Times New Roman" style:font-name-complex="Helvetica" fo:color="#000000" fo:font-size="12pt" style:font-size-asian="12pt" style:font-size-complex="12pt" style:language-asian="it" style:country-asian="IT"/>
    </style:style>
  </office:automatic-styles>
  <office:body>
    <office:text text:use-soft-page-breaks="true">
      <text:h text:style-name="P1" text:outline-level="1">Business Rules - Ristrutturato</text:h>
      <text:list text:style-name="LFO1" text:continue-numbering="true">
        <text:list-item>
          <text:p text:style-name="P2">Per effettuare una prenotazione dev'essere inserito prima l'attributo "Metodo di pagamento" nella relazione Utenti.</text:p>
        </text:list-item>
        <text:list-item>
          <text:p text:style-name="P3">L'attributo "Visibile" dell'entità Recensioni sarà utilizzato da applicazione per<text:s/>verificare la visibilità della recensione infatti :</text:p>
          <text:list text:continue-numbering="true">
            <text:list-item>
              <text:p text:style-name="P4">Diventa visibile quando entrambi hanno fatto la recensione oppure </text:p>
            </text:list-item>
            <text:list-item>
              <text:p text:style-name="P5">Se uno dei due non ha fatto la recensione, l’altra diventa visibile dopo 7 giorni dalla fine del soggiorno</text:p>
            </text:list-item>
          </text:list>
        </text:list-item>
        <text:list-item>
          <text:p text:style-name="P6">L'attributo "Carta d'Identità"<text:s/>dell'entità Utenti è necessario per effettuare una prenotazione.</text:p>
        </text:list-item>
        <text:list-item>
          <text:p text:style-name="P7">I requisiti necessari per il cambio di ruolo Host - Superhost saranno gestiti da applicazione (ad esempio sull'aggiunta di una nuova prenotazione oppure quando l'host conferma una nuova prenotazione) e un host diventa superhost quando:</text:p>
          <text:list text:continue-numbering="true">
            <text:list-item>
              <text:p text:style-name="P8">ha completato almeno 10 soggiorni, per un totale di almeno 100 notti;</text:p>
            </text:list-item>
            <text:list-item>
              <text:p text:style-name="P9">ha conservato un tasso di cancellazione dell'1% (una cancellazione ogni 100 prenotazioni) massimo;</text:p>
            </text:list-item>
            <text:list-item>
              <text:p text:style-name="P10">ha mantenuto una valutazione<text:s/>complessiva di 4,8 considerando tutti i soggiorni in tutte le case di sua proprietà.</text:p>
            </text:list-item>
          </text:list>
        </text:list-item>
        <text:list-item>
          <text:p text:style-name="P11">L'attributo "Badge" degli utenti Superhost sarà di conseguenza assegnato da app.</text:p>
        </text:list-item>
        <text:list-item>
          <text:p text:style-name="P12">L'indirizzo dell'alloggio sarà visibile all'utente solo quando la propria prenotazione sarà confermata, mentre il comune sarà visibile sempre.</text:p>
        </text:list-item>
        <text:list-item>
          <text:p text:style-name="P13">I servizi disponibili per alloggio saranno inseriti dall'host, nell'applicazione ci sarà uno spazio apposito per modifica ed inserimento.</text:p>
        </text:list-item>
        <text:list-item>
          <text:p text:style-name="P14">Le prenotazioni dovranno essere confermate o rifiutate dall'host.</text:p>
        </text:list-item>
        <text:list-item>
          <text:p text:style-name="P15"><text:span text:style-name="T16">I</text:span><text:span text:style-name="T17">l messaggio<text:s/></text:span><text:span text:style-name="T18">“</text:span><text:span text:style-name="T19">A</text:span><text:span text:style-name="T20">”</text:span><text:span text:style-name="T21"><text:s/></text:span><text:span text:style-name="T22">può</text:span><text:span text:style-name="T23"><text:s/>essere associato a</text:span><text:span text:style-name="T24"><text:s/>il messaggio</text:span><text:span text:style-name="T25"><text:s/></text:span><text:span text:style-name="T26">“</text:span><text:span text:style-name="T27">B</text:span><text:span text:style-name="T28">”</text:span><text:span text:style-name="T29"><text:s/>se e solo se<text:s/></text:span><text:span text:style-name="T30">“</text:span><text:span text:style-name="T31">B</text:span><text:span text:style-name="T32">”</text:span><text:span text:style-name="T33"><text:s/>è riferito ad una prenotazione in cui è coinvolto l'autore di<text:s/></text:span><text:span text:style-name="T34">“</text:span><text:span text:style-name="T35">A</text:span><text:span text:style-name="T36">”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it" style:country-asian="I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o Carletto</meta:initial-creator>
    <dc:creator>Roberto Carletto</dc:creator>
    <meta:creation-date>2022-05-09T12:20:00Z</meta:creation-date>
    <dc:date>2022-06-07T13:26:00Z</dc:date>
    <meta:template xlink:href="Normal.dotm" xlink:type="simple"/>
    <meta:editing-cycles>5</meta:editing-cycles>
    <meta:editing-duration>PT7440S</meta:editing-duration>
    <meta:document-statistic meta:page-count="1" meta:paragraph-count="3" meta:word-count="244" meta:character-count="1635" meta:row-count="11" meta:non-whitespace-character-count="1394"/>
  </office:meta>
</office:document-meta>
</file>